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09bf" officeooo:paragraph-rsid="001309bf"/>
    </style:style>
    <style:style style:name="P2" style:family="paragraph" style:parent-style-name="Standard">
      <style:paragraph-properties fo:text-align="justify" style:justify-single-word="false"/>
      <style:text-properties fo:color="#800000" officeooo:rsid="001309bf" officeooo:paragraph-rsid="0014b2b7"/>
    </style:style>
    <style:style style:name="P3" style:family="paragraph" style:parent-style-name="Standard">
      <style:paragraph-properties fo:text-align="justify" style:justify-single-word="false"/>
      <style:text-properties fo:color="#800000" officeooo:rsid="00153ffe" officeooo:paragraph-rsid="00153ffe"/>
    </style:style>
    <style:style style:name="P4" style:family="paragraph" style:parent-style-name="Standard">
      <style:paragraph-properties fo:text-align="justify" style:justify-single-word="false"/>
      <style:text-properties fo:color="#800000" officeooo:rsid="0019a154" officeooo:paragraph-rsid="0019a154"/>
    </style:style>
    <style:style style:name="P5" style:family="paragraph" style:parent-style-name="Standard">
      <style:paragraph-properties fo:text-align="justify" style:justify-single-word="false"/>
      <style:text-properties fo:color="#800000" officeooo:rsid="001a8ae2" officeooo:paragraph-rsid="001a8ae2"/>
    </style:style>
    <style:style style:name="P6" style:family="paragraph" style:parent-style-name="Standard">
      <style:paragraph-properties fo:text-align="justify" style:justify-single-word="false"/>
      <style:text-properties fo:color="#800000" officeooo:rsid="002c08d6" officeooo:paragraph-rsid="002c08d6"/>
    </style:style>
    <style:style style:name="P7" style:family="paragraph" style:parent-style-name="Standard">
      <style:paragraph-properties fo:text-align="justify" style:justify-single-word="false"/>
      <style:text-properties fo:color="#800000" officeooo:rsid="0026a3c6" officeooo:paragraph-rsid="0026a3c6"/>
    </style:style>
    <style:style style:name="P8" style:family="paragraph" style:parent-style-name="Standard">
      <style:paragraph-properties fo:text-align="justify" style:justify-single-word="false"/>
      <style:text-properties fo:color="#800000" officeooo:rsid="001f53be" officeooo:paragraph-rsid="002026e0"/>
    </style:style>
    <style:style style:name="P9" style:family="paragraph" style:parent-style-name="Standard">
      <style:paragraph-properties fo:text-align="justify" style:justify-single-word="false"/>
      <style:text-properties fo:color="#800000" officeooo:rsid="001f225a" officeooo:paragraph-rsid="001f225a"/>
    </style:style>
    <style:style style:name="P10" style:family="paragraph" style:parent-style-name="Standard">
      <style:paragraph-properties fo:text-align="justify" style:justify-single-word="false"/>
      <style:text-properties fo:color="#800000" officeooo:rsid="0021038f" officeooo:paragraph-rsid="0021038f"/>
    </style:style>
    <style:style style:name="P11" style:family="paragraph" style:parent-style-name="Standard">
      <style:paragraph-properties fo:text-align="justify" style:justify-single-word="false"/>
      <style:text-properties fo:color="#94070a" officeooo:rsid="002cb63c" officeooo:paragraph-rsid="002cb63c"/>
    </style:style>
    <style:style style:name="P12" style:family="paragraph" style:parent-style-name="Standard">
      <style:paragraph-properties fo:text-align="justify" style:justify-single-word="false"/>
      <style:text-properties officeooo:rsid="00153ffe" officeooo:paragraph-rsid="00153ffe"/>
    </style:style>
    <style:style style:name="P13" style:family="paragraph" style:parent-style-name="Standard">
      <style:paragraph-properties fo:text-align="justify" style:justify-single-word="false"/>
      <style:text-properties officeooo:rsid="0019a154" officeooo:paragraph-rsid="0019a154"/>
    </style:style>
    <style:style style:name="P14" style:family="paragraph" style:parent-style-name="Standard">
      <style:paragraph-properties fo:text-align="justify" style:justify-single-word="false"/>
      <style:text-properties officeooo:rsid="002c08d6" officeooo:paragraph-rsid="002c08d6"/>
    </style:style>
    <style:style style:name="P15" style:family="paragraph" style:parent-style-name="Standard">
      <style:paragraph-properties fo:text-align="justify" style:justify-single-word="false"/>
      <style:text-properties officeooo:rsid="001f53be" officeooo:paragraph-rsid="001f53be"/>
    </style:style>
    <style:style style:name="P16" style:family="paragraph" style:parent-style-name="Standard">
      <style:paragraph-properties fo:text-align="justify" style:justify-single-word="false"/>
      <style:text-properties officeooo:rsid="001f225a" officeooo:paragraph-rsid="001f225a"/>
    </style:style>
    <style:style style:name="P17" style:family="paragraph" style:parent-style-name="Standard">
      <style:paragraph-properties fo:text-align="justify" style:justify-single-word="false"/>
      <style:text-properties officeooo:rsid="0023afbd" officeooo:paragraph-rsid="0023afbd"/>
    </style:style>
    <style:style style:name="T1" style:family="text">
      <style:text-properties officeooo:rsid="0014b2b7"/>
    </style:style>
    <style:style style:name="T2" style:family="text">
      <style:text-properties officeooo:rsid="00186e1b"/>
    </style:style>
    <style:style style:name="T3" style:family="text">
      <style:text-properties officeooo:rsid="001b2cf7"/>
    </style:style>
    <style:style style:name="T4" style:family="text">
      <style:text-properties officeooo:rsid="001cdd3a"/>
    </style:style>
    <style:style style:name="T5" style:family="text">
      <style:text-properties officeooo:rsid="001f225a"/>
    </style:style>
    <style:style style:name="T6" style:family="text">
      <style:text-properties officeooo:rsid="001f53be"/>
    </style:style>
    <style:style style:name="T7" style:family="text">
      <style:text-properties officeooo:rsid="002026e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026e0"/>
    </style:style>
    <style:style style:name="T10" style:family="text">
      <style:text-properties officeooo:rsid="0022d724"/>
    </style:style>
    <style:style style:name="T11" style:family="text">
      <style:text-properties officeooo:rsid="002418da"/>
    </style:style>
    <style:style style:name="T12" style:family="text">
      <style:text-properties officeooo:rsid="002a722c"/>
    </style:style>
    <style:style style:name="T13" style:family="text">
      <style:text-properties officeooo:rsid="002c08d6"/>
    </style:style>
    <style:style style:name="T14" style:family="text">
      <style:text-properties officeooo:rsid="002d1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a. Lista de Exercícios</text:p>
      <text:p text:style-name="P1"/>
      <text:p text:style-name="P1">A avaliação será baseada nas listas de exercícios disponibilizadas.</text:p>
      <text:p text:style-name="P1"/>
      <text:p text:style-name="P1">1. Defina um sistema computacional distribuído.</text:p>
      <text:p text:style-name="P2">R:- é um conjunto de computadores independentes e talvez diferentes entre si, comunicam-<text:span text:style-name="T1">se</text:span> através de mensagem p<text:span text:style-name="T1">or </text:span>rede, <text:span text:style-name="T1">e</text:span> se apresentam ao usuário final como um sistema único.</text:p>
      <text:p text:style-name="P1"/>
      <text:p text:style-name="P1">2. Quais as principais diferenças entre um sistema paralelo e um sistema distribuído?</text:p>
      <text:p text:style-name="P11">R:- no paralelo é executada por um conjunto de processadores paralelos. <text:span text:style-name="T14">Distribuído</text:span> é executada em um ambiente distribuido.</text:p>
      <text:p text:style-name="P1"/>
      <text:p text:style-name="P1">3. Defina e discuta três aspectos de confiabilidade: disponibilidade, integridade e</text:p>
      <text:p text:style-name="P1">tolerância a falhas.</text:p>
      <text:p text:style-name="P1">Forneça exemplos de sistemas onde esses três aspectos podem ser ordenados de</text:p>
      <text:p text:style-name="P1">forma diferente em termos de importância.</text:p>
      <text:p text:style-name="P3">R:- Integridade - deve garantir a veracidade da informação protegendo-a de modicações não autorizadas;</text:p>
      <text:p text:style-name="P3">Disponibilidade - objetiva prevenir interrupções na operação da rede garantindo a disponibilidade do uso da informação.</text:p>
      <text:p text:style-name="P3"><text:span text:style-name="T2">Tolerância</text:span> de falhas - conjunto de técnicas utilizadas para detectar, mascarar e tolerar falhas no sistema, visa entregar o serviço correto mesmo na presença de falhas</text:p>
      <text:p text:style-name="P12"/>
      <text:p text:style-name="P1">4. Explique o que se entende por Middleware.</text:p>
      <text:p text:style-name="P4">R:-Middleware, é um software com o objetivo de dar uma visão homogênea para um conjunto de computadores, dar suporte na comunicação e compartilhamento de recursos para um sistema <text:span text:style-name="T13">distribuído.</text:span> Gerencia a comunicação entre o sistema.</text:p>
      <text:p text:style-name="P13"/>
      <text:p text:style-name="P1">5. Explique o significado de transparência de distribuição e mencione 5 tipos de</text:p>
      <text:p text:style-name="P1">transparência.</text:p>
      <text:p text:style-name="P5">R:- A transparência de distribuição é o fenômeno pelo qual <text:span text:style-name="T3">as características</text:span> <text:span text:style-name="T3">do sistema distribuído é ocultada </text:span>do usuários <text:span text:style-name="T3">na aplicação</text:span>.</text:p>
      <text:p text:style-name="P5"><text:span text:style-name="T3">Por e</text:span>xemplos <text:span text:style-name="T3">são: </text:span>transparência de acesso, localização, migração, <text:span text:style-name="T4">falhas, escalabilidade.</text:span></text:p>
      <text:p text:style-name="P1"/>
      <text:p text:style-name="P1">6. Dê um exemplo que mostre porque nem sempre é uma boa ideia obter transparência</text:p>
      <text:p text:style-name="P1">total de distribuição.</text:p>
      <text:p text:style-name="P6">R:- As aplicações de Internet que tentam contatar algum serviço de algum servidor repetidas</text:p>
      <text:p text:style-name="P6">vezes antes de desistir. Talvez seja melhor desistir mais cedo ou permitir que o usuário cancele as tentativas antes de ficar repetidas vezes fazendo requisições, usuário avançado não consegue observar o fluxo de dados do sistema, e caso aconteça alguma falha fica mais difícil resolver o problema.</text:p>
      <text:p text:style-name="P1"/>
      <text:p text:style-name="P1">7. Por que é impossível alcançar transparência completa de distribuição?</text:p>
      <text:p text:style-name="P6">R:- Por que esconder falhas de rede e nós é impossível na teoria e na prática, não é possível distinguir se o computador está com falha ou se está lento lento não é possível saber se um servidor completou uma tarefa antes de algum erro ou desligamento total inesperado.</text:p>
      <text:p text:style-name="P14"/>
      <text:p text:style-name="P1">8. Explique a diferença entre concorrência e paralelismo</text:p>
      <text:p text:style-name="P7">R:-<text:span text:style-name="T8">Paralelismo:</text:span> Acontece quando duas ou mais tarefas são executadas, literalmente, ao mesmo tempo. Necessita, obviamente</text:p>
      <text:p text:style-name="P7">de um processador com múltiplas cores, ou múltiplos processadores para que mais de um processo ou thread seja executado ao mesmo tempo.</text:p>
      <text:p text:style-name="P7"><text:span text:style-name="T8">Concorrencia: </text:span>Quando duas ou mais tarefas podem começar a ser executadas e terminar em espaços de tempo que se sobrepõem não significando que elas precisam estar em execução necessariamente no mesmo instante.</text:p>
      <text:p text:style-name="P1"/>
      <text:p text:style-name="P1"><text:soft-page-break/>9. Qual a diferença entre distribuição horizontal e vertical?</text:p>
      <text:p text:style-name="P8">R:- <text:span text:style-name="T9">Distribuição horizontal:</text:span><text:span text:style-name="T7"> é a distribuição usada no P2P. É baseada na distribuição dos clientes e servidores. Um cliente ou servidor podem estar fisicamente divididos em partes lógicas equivalentes, cada uma operando sobre sua porção de dados, o que balanceia a carga.</text:span></text:p>
      <text:p text:style-name="P8"><text:span text:style-name="T8">Distribuição vertical:</text:span> é a organização da aplicação em multicamadas. Divide componentes logicamente diferentes em máquinas fisicamente diferentes. Com isso facilita o gerenciamento do sistema, pois cada máquina pode ser responsável por um grupo específico de funções.</text:p>
      <text:p text:style-name="P15"/>
      <text:p text:style-name="P1">10. Descreve e apresente as principais <text:span text:style-name="T5">características</text:span> de um sistemas Cliente/Servido<text:span text:style-name="T6">r</text:span> e</text:p>
      <text:p text:style-name="P1">Peer-to-Peer (P2P)</text:p>
      <text:p text:style-name="P9">R:-<text:span text:style-name="T8">Cliente/Servidor:</text:span> é uma estrutura de aplicação distribuída que distribui as tarefas e cargas de trabalho entre os fornecedores de um recurso ou serviço, designados como servidores e os requerentes dos serviços, designados como clientes.</text:p>
      <text:p text:style-name="P9"><text:span text:style-name="T8">P2P:</text:span> é uma arquitetura de redes de computadores onde cada um dos pontos ou nós da rede funciona tanto como cliente quanto como servidor permitindo compartilhamentos de serviços e dados sem a necessidade de um servidor central.</text:p>
      <text:p text:style-name="P16"/>
      <text:p text:style-name="P17">11. Podemos dizer que sistemas P2P resolvem o problema de escalabilidade administrativa. Explique</text:p>
      <text:p text:style-name="P10"><text:span text:style-name="T12">R</text:span>:- <text:span text:style-name="T11">A</text:span> ideia de sistemas P2P é distribuir a informação para os clientes a partir dai os clientes passam a ser clientes e servidores ao mesmo tempo evitando que seja um serviço centralizado onde há apenas um servidor para <text:span text:style-name="T10">todos os clientes, então a informação pode ser compartilhada facilmente entre os nós da re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1:34:21.492347272</meta:creation-date>
    <dc:date>2018-06-19T14:20:49.019453683</dc:date>
    <meta:editing-duration>PT1H55M17S</meta:editing-duration>
    <meta:editing-cycles>29</meta:editing-cycles>
    <meta:generator>LibreOffice/6.0.3.2$Linux_X86_64 LibreOffice_project/00m0$Build-2</meta:generator>
    <meta:document-statistic meta:table-count="0" meta:image-count="0" meta:object-count="0" meta:page-count="2" meta:paragraph-count="38" meta:word-count="708" meta:character-count="4656" meta:non-whitespace-character-count="3986"/>
  </office:meta>
</office:document-meta>
</file>